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55b" officeooo:paragraph-rsid="0005755b"/>
    </style:style>
    <style:style style:name="P2" style:family="paragraph" style:parent-style-name="Standard">
      <style:text-properties officeooo:rsid="000598bf" officeooo:paragraph-rsid="000598bf"/>
    </style:style>
    <style:style style:name="P3" style:family="paragraph" style:parent-style-name="Standard">
      <style:text-properties officeooo:rsid="000598bf" officeooo:paragraph-rsid="00066236"/>
    </style:style>
    <style:style style:name="P4" style:family="paragraph" style:parent-style-name="Standard">
      <style:text-properties officeooo:rsid="00066236" officeooo:paragraph-rsid="00066236"/>
    </style:style>
    <style:style style:name="P5" style:family="paragraph" style:parent-style-name="Standard">
      <style:text-properties officeooo:rsid="0007e158" officeooo:paragraph-rsid="0007e158"/>
    </style:style>
    <style:style style:name="P6" style:family="paragraph" style:parent-style-name="Standard">
      <style:text-properties officeooo:rsid="00094fc4" officeooo:paragraph-rsid="00094fc4"/>
    </style:style>
    <style:style style:name="T1" style:family="text">
      <style:text-properties officeooo:rsid="000598bf"/>
    </style:style>
    <style:style style:name="T2" style:family="text">
      <style:text-properties style:text-position="super 58%"/>
    </style:style>
    <style:style style:name="T3" style:family="text">
      <style:text-properties officeooo:rsid="00066236"/>
    </style:style>
    <style:style style:name="T4" style:family="text">
      <style:text-properties officeooo:rsid="0007e158"/>
    </style:style>
    <style:style style:name="T5" style:family="text">
      <style:text-properties officeooo:rsid="00094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:</text:p>
      <text:p text:style-name="P1"/>
      <text:p text:style-name="P2">Our project is about the management of a parking garage.</text:p>
      <text:p text:style-name="P2">A manager had the idea to do a business where you can reserve parking spots online before the arrival, because he noticed from his own experience that it took him a lot of time to look for a parking spot in the city area. Especially when he was under time pressure, it worsened his situation.</text:p>
      <text:p text:style-name="P2">So his business idea works as follows:</text:p>
      <text:p text:style-name="P3">The customers have an RFID card which is related to their account. On the company’s website, they reserve a parking spot for a precisely indicated duration <text:span text:style-name="T3">with prepayment</text:span>, for example the 6<text:span text:style-name="T2">th</text:span> of November from 15.00 – 18.00. <text:span text:style-name="T3">So on that time the costumer can enter by car the parking area (which only consist of reserving parking spots). When he leaves, he has to pay a fine when he stayed longer than indicated. <text:s/>In the final system, the costumer should get notifications when his parking time is about to end.</text:span></text:p>
      <text:p text:style-name="P3"/>
      <text:p text:style-name="P4">So the manager wants a security system that locks<text:span text:style-name="T1"> the doors of his parking area, </text:span>only gives access to the people with reservation at the right time.</text:p>
      <text:p text:style-name="P4"/>
      <text:p text:style-name="P4">Implementing this security system consists of our project elaborated a mission statement to have an overview of the project. </text:p>
      <text:p text:style-name="P5">Furthermore, this manager and people who work <text:span text:style-name="T5">with parking areas</text:span> <text:span text:style-name="T5">are</text:span> the most important stakeholder<text:span text:style-name="T5">s</text:span>, so we interviewed an employee of the company EZS parkeersystemen, who installs, replaces and repairs the parking system machines.</text:p>
      <text:p text:style-name="P5"/>
      <text:p text:style-name="P6">Mission statement: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0:49:41.041000000</meta:creation-date>
    <dc:date>2016-10-27T12:03:25.524000000</dc:date>
    <meta:editing-duration>PT21M13S</meta:editing-duration>
    <meta:editing-cycles>1</meta:editing-cycles>
    <meta:document-statistic meta:table-count="0" meta:image-count="0" meta:object-count="0" meta:page-count="1" meta:paragraph-count="9" meta:word-count="244" meta:character-count="1431" meta:non-whitespace-character-count="1193"/>
    <meta:generator>LibreOffice/5.2.0.4$Windows_x86 LibreOffice_project/066b007f5ebcc236395c7d282ba488bca6720265</meta:generator>
  </office:meta>
</office:document-meta>
</file>